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30000015F131E32308F8FEA49.png" manifest:media-type="image/png"/>
  <manifest:file-entry manifest:full-path="Pictures/10000000000000D1000001A9AFA85AE82239FB3B.png" manifest:media-type="image/png"/>
  <manifest:file-entry manifest:full-path="Pictures/10000201000000CA000000698EA311ED519020A1.png" manifest:media-type="image/png"/>
  <manifest:file-entry manifest:full-path="Pictures/10000000000000D00000006F08E9624B5BA9F315.png" manifest:media-type="image/png"/>
  <manifest:file-entry manifest:full-path="Pictures/10000201000000C60000006773206AB5FD540F06.png" manifest:media-type="image/png"/>
  <manifest:file-entry manifest:full-path="Pictures/100000000000018C0000006EFE0EB6AA9BA059F6.png" manifest:media-type="image/png"/>
  <manifest:file-entry manifest:full-path="Pictures/100000000000018F0000006D16F3CC288E70EA5C.png" manifest:media-type="image/png"/>
  <manifest:file-entry manifest:full-path="Pictures/100000000000026600000114E712468E506B64CF.png" manifest:media-type="image/png"/>
  <manifest:file-entry manifest:full-path="Pictures/100000000000020B0000031A83A4040CD4114139.png" manifest:media-type="image/png"/>
  <manifest:file-entry manifest:full-path="Pictures/100000000000015300000182E8FF449788C4E12E.png" manifest:media-type="image/png"/>
  <manifest:file-entry manifest:full-path="Pictures/10000000000000D90000006EF6A483F9E5DCADF1.png" manifest:media-type="image/png"/>
  <manifest:file-entry manifest:full-path="Pictures/10000000000002E000000052BCDA45EE910E8084.png" manifest:media-type="image/png"/>
  <manifest:file-entry manifest:full-path="Pictures/10000000000002630000011C46A6AF49BB3E427F.png" manifest:media-type="image/png"/>
  <manifest:file-entry manifest:full-path="Pictures/1000000000000263000001177C17B3990C72ADAF.png" manifest:media-type="image/png"/>
  <manifest:file-entry manifest:full-path="Pictures/10000000000003DB000001E1A13A3E3A74704CDC.png" manifest:media-type="image/png"/>
  <manifest:file-entry manifest:full-path="Pictures/1000000000000266000000E1E43C7B6BE8626B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Default_5f_6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Default_5f_7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Default_5f_8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15cm, 4.826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3cm, 4.624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41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82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3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loext:graphic-properties draw:fill="none" draw:fill-color="#ffffff"/>
      <style:paragraph-properties fo:text-align="center"/>
      <style:text-properties style:font-name="Ubuntu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1.199cm" svg:x="1.778cm" svg:y="0.662cm">
          <draw:text-box>
            <text:p text:style-name="P1"><text:span text:style-name="T1">AppBar</text:span></text:p>
          </draw:text-box>
        </draw:frame>
        <draw:frame draw:style-name="gr2" draw:text-style-name="P3" draw:layer="layout" svg:width="19.472cm" svg:height="2.169cm" svg:x="5.072cm" svg:y="5.529cm">
          <draw:image xlink:href="Pictures/10000000000002E000000052BCDA45EE910E808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2" draw:layer="layout" svg:width="24.384cm" svg:height="1.199cm" svg:x="1.778cm" svg:y="0.662cm">
          <draw:text-box>
            <text:p text:style-name="P1"><text:span text:style-name="T1">Card</text:span></text:p>
          </draw:text-box>
        </draw:frame>
        <draw:frame draw:style-name="gr2" draw:text-style-name="P3" draw:layer="layout" svg:width="8.968cm" svg:height="10.212cm" svg:x="9.257cm" svg:y="3.685cm">
          <draw:image xlink:href="Pictures/100000000000015300000182E8FF449788C4E12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2" draw:layer="layout" svg:width="24.384cm" svg:height="1.199cm" svg:x="1.778cm" svg:y="0.662cm">
          <draw:text-box>
            <text:p text:style-name="P1"><text:span text:style-name="T1">Create/New Event</text:span></text:p>
          </draw:text-box>
        </draw:frame>
        <draw:frame draw:style-name="gr2" draw:text-style-name="P3" draw:layer="layout" svg:width="16.165cm" svg:height="7.381cm" svg:x="5.829cm" svg:y="4.758cm">
          <draw:image xlink:href="Pictures/1000000000000263000001177C17B3990C72ADA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2" draw:layer="layout" svg:width="24.384cm" svg:height="1.199cm" svg:x="1.778cm" svg:y="0.662cm">
          <draw:text-box>
            <text:p text:style-name="P1"><text:span text:style-name="T1">Footer</text:span></text:p>
          </draw:text-box>
        </draw:frame>
        <draw:frame draw:style-name="gr2" draw:text-style-name="P3" draw:layer="layout" svg:width="19.285cm" svg:height="9.398cm" svg:x="0.811cm" svg:y="3.332cm">
          <draw:image xlink:href="Pictures/10000000000003DB000001E1A13A3E3A74704CD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2" draw:layer="layout" svg:width="24.384cm" svg:height="1.199cm" svg:x="1.778cm" svg:y="0.662cm">
          <draw:text-box>
            <text:p text:style-name="P1"><text:span text:style-name="T1">Login</text:span></text:p>
          </draw:text-box>
        </draw:frame>
        <draw:frame draw:style-name="gr2" draw:text-style-name="P3" draw:layer="layout" svg:width="16.165cm" svg:height="7.513cm" svg:x="6.255cm" svg:y="6.229cm">
          <draw:image xlink:href="Pictures/10000000000002630000011C46A6AF49BB3E427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8" draw:text-style-name="P2" draw:layer="layout" svg:width="24.384cm" svg:height="1.199cm" svg:x="1.778cm" svg:y="0.662cm">
          <draw:text-box>
            <text:p text:style-name="P1"><text:span text:style-name="T1">My/Your Events</text:span></text:p>
          </draw:text-box>
        </draw:frame>
        <draw:frame draw:style-name="gr2" draw:text-style-name="P3" draw:layer="layout" svg:width="16.244cm" svg:height="5.952cm" svg:x="7.366cm" svg:y="4.572cm">
          <draw:image xlink:href="Pictures/1000000000000266000000E1E43C7B6BE8626BF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9" draw:text-style-name="P2" draw:layer="layout" svg:width="24.384cm" svg:height="1.199cm" svg:x="1.778cm" svg:y="0.662cm">
          <draw:text-box>
            <text:p text:style-name="P1"><text:span text:style-name="T1">Register</text:span></text:p>
          </draw:text-box>
        </draw:frame>
        <draw:frame draw:style-name="gr2" draw:text-style-name="P3" draw:layer="layout" svg:width="16.244cm" svg:height="7.302cm" svg:x="6.108cm" svg:y="6.096cm">
          <draw:image xlink:href="Pictures/100000000000026600000114E712468E506B64C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0" draw:text-style-name="P5" draw:layer="layout" svg:width="11.43cm" svg:height="0.962cm" svg:x="7.62cm" svg:y="0.762cm">
          <draw:text-box>
            <text:p>Typography</text:p>
          </draw:text-box>
        </draw:frame>
        <draw:frame draw:style-name="gr2" draw:text-style-name="P3" draw:layer="layout" svg:width="10.373cm" svg:height="15.749cm" svg:x="0.208cm" svg:y="0.063cm">
          <draw:image xlink:href="Pictures/100000000000020B0000031A83A4040CD4114139.png" xlink:type="simple" xlink:show="embed" xlink:actuate="onLoad">
            <text:p/>
          </draw:image>
        </draw:frame>
        <draw:frame draw:style-name="gr11" draw:text-style-name="P3" draw:layer="layout" svg:width="5.729cm" svg:height="2.767cm" svg:x="10.204cm" svg:y="0.479cm">
          <draw:image xlink:href="Pictures/100000000000018F0000006D16F3CC288E70EA5C.png" xlink:type="simple" xlink:show="embed" xlink:actuate="onLoad">
            <text:p/>
          </draw:image>
        </draw:frame>
        <draw:frame draw:style-name="gr12" draw:text-style-name="P3" draw:layer="layout" svg:width="5.852cm" svg:height="2.755cm" svg:x="10.081cm" svg:y="3.502cm">
          <draw:image xlink:href="Pictures/100000000000018C0000006EFE0EB6AA9BA059F6.png" xlink:type="simple" xlink:show="embed" xlink:actuate="onLoad">
            <text:p/>
          </draw:image>
        </draw:frame>
        <draw:frame draw:style-name="gr13" draw:text-style-name="P3" draw:layer="layout" svg:width="5.502cm" svg:height="2.794cm" svg:x="10.154cm" svg:y="6.304cm">
          <draw:image xlink:href="Pictures/10000000000000D00000006F08E9624B5BA9F315.png" xlink:type="simple" xlink:show="embed" xlink:actuate="onLoad">
            <text:p/>
          </draw:image>
        </draw:frame>
        <draw:frame draw:style-name="gr14" draw:text-style-name="P3" draw:layer="layout" svg:width="5.74cm" svg:height="2.826cm" svg:x="10.081cm" svg:y="9.135cm">
          <draw:image xlink:href="Pictures/10000000000000D90000006EF6A483F9E5DCADF1.png" xlink:type="simple" xlink:show="embed" xlink:actuate="onLoad">
            <text:p/>
          </draw:image>
        </draw:frame>
        <draw:frame draw:style-name="gr2" draw:text-style-name="P3" draw:layer="layout" svg:width="5.238cm" svg:height="2.724cm" svg:x="10.081cm" svg:y="11.961cm">
          <draw:image xlink:href="Pictures/10000201000000C60000006773206AB5FD540F06.png" xlink:type="simple" xlink:show="embed" xlink:actuate="onLoad">
            <text:p/>
          </draw:image>
        </draw:frame>
        <draw:g>
          <draw:frame draw:style-name="gr2" draw:text-style-name="P3" draw:layer="layout" svg:width="5.344cm" svg:height="2.777cm" svg:x="16.05cm" svg:y="0.471cm">
            <draw:image xlink:href="Pictures/10000201000000CA000000698EA311ED519020A1.png" xlink:type="simple" xlink:show="embed" xlink:actuate="onLoad">
              <text:p/>
            </draw:image>
          </draw:frame>
          <draw:frame draw:style-name="gr2" draw:text-style-name="P3" draw:layer="layout" svg:width="5.529cm" svg:height="11.244cm" svg:x="16.193cm" svg:y="3.334cm">
            <draw:image xlink:href="Pictures/10000000000000D1000001A9AFA85AE82239FB3B.png" xlink:type="simple" xlink:show="embed" xlink:actuate="onLoad">
              <text:p/>
            </draw:image>
          </draw:frame>
        </draw:g>
        <draw:frame draw:style-name="gr15" draw:text-style-name="P3" draw:layer="layout" svg:width="5.582cm" svg:height="9.032cm" svg:x="22.098cm" svg:y="0.508cm">
          <draw:image xlink:href="Pictures/10000000000000D30000015F131E32308F8FEA49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08:06:04.412467027</meta:creation-date>
    <dc:date>2018-10-28T16:51:57.889458864</dc:date>
    <meta:editing-duration>PT4H23M11S</meta:editing-duration>
    <meta:editing-cycles>6</meta:editing-cycles>
    <meta:generator>LibreOffice/6.0.6.2$Linux_X86_64 LibreOffice_project/00m0$Build-2</meta:generator>
    <meta:print-date>2018-10-28T12:29:20.944790396</meta:print-date>
    <meta:document-statistic meta:object-count="62"/>
  </office:meta>
</office:document-meta>
</file>